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BlinkMacSystemFont" svg:font-family="BlinkMacSystemFont, apple-system, 'Segoe UI', Roboto, Oxygen, Ubuntu, Cantarell, 'Fira Sans', 'Droid Sans', 'Helvetica Neue', Helvetica, Arial, sans-serif"/>
    <style:font-face style:name="Gubbi" svg:font-family="Gubb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sans-serif"/>
    <style:font-face style:name="aakar" svg:font-family="aakar" style:font-pitch="variable"/>
  </office:font-face-decls>
  <office:automatic-styles>
    <style:style style:name="P1" style:family="paragraph" style:parent-style-name="Standard">
      <loext:graphic-properties draw:fill-gradient-name="gradient" draw:fill-hatch-name="hatch"/>
      <style:paragraph-properties fo:margin-top="0cm" fo:margin-bottom="0cm" style:contextual-spacing="true" fo:line-height="100%" fo:text-align="center" style:justify-single-word="false"/>
      <style:text-properties style:font-name="Nimbus Roman" fo:font-size="11pt" fo:font-weight="bold" officeooo:rsid="0009a093" officeooo:paragraph-rsid="0009a093" style:font-size-asian="11pt" style:font-weight-asian="bold" style:font-size-complex="11pt" style:font-weight-complex="bold"/>
    </style:style>
    <style:style style:name="P2" style:family="paragraph" style:parent-style-name="Standard">
      <loext:graphic-properties draw:fill-gradient-name="gradient" draw:fill-hatch-name="hatch"/>
      <style:paragraph-properties fo:margin-top="0cm" fo:margin-bottom="0cm" style:contextual-spacing="true" fo:line-height="100%"/>
      <style:text-properties style:font-name="Nimbus Roman" fo:font-size="11pt" fo:font-weight="bold" officeooo:rsid="0009a093" officeooo:paragraph-rsid="0009a093" style:font-size-asian="11pt" style:font-weight-asian="bold" style:font-size-complex="11pt" style:font-weight-complex="bold"/>
    </style:style>
    <style:style style:name="P3" style:family="paragraph" style:parent-style-name="Standard">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fo:font-weight="bold" officeooo:rsid="0009a093" officeooo:paragraph-rsid="0009a093" style:font-size-asian="11pt" style:font-weight-asian="bold" style:font-size-complex="11pt" style:font-weight-complex="bold"/>
    </style:style>
    <style:style style:name="P4" style:family="paragraph" style:parent-style-name="Standard">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fo:font-weight="bold" officeooo:rsid="000bb33e" officeooo:paragraph-rsid="000bb33e" style:font-size-asian="11pt" style:font-weight-asian="bold" style:font-size-complex="11pt" style:font-weight-complex="bold"/>
    </style:style>
    <style:style style:name="P5" style:family="paragraph" style:parent-style-name="Standard">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fo:font-weight="bold" officeooo:rsid="000d29cb" officeooo:paragraph-rsid="000d29cb" style:font-size-asian="11pt" style:font-weight-asian="bold" style:font-size-complex="11pt" style:font-weight-complex="bold"/>
    </style:style>
    <style:style style:name="P6" style:family="paragraph" style:parent-style-name="Standard">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officeooo:paragraph-rsid="000bb33e" style:font-size-asian="11pt" style:font-size-complex="11pt"/>
    </style:style>
    <style:style style:name="P7" style:family="paragraph" style:parent-style-name="Standard">
      <style:paragraph-properties fo:margin-left="0cm" fo:margin-right="0cm" fo:text-indent="0cm" style:auto-text-indent="false"/>
      <style:text-properties style:font-name="Nimbus Roman" fo:font-size="11pt" officeooo:paragraph-rsid="000ea86a" style:font-size-asian="11pt" style:font-size-complex="11pt"/>
    </style:style>
    <style:style style:name="P8" style:family="paragraph" style:parent-style-name="Standard">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fo:background-color="transparent"/>
      <style:text-properties style:font-name="Nimbus Roman" fo:font-size="11pt" fo:font-weight="normal" officeooo:rsid="000d29cb" officeooo:paragraph-rsid="000d29cb" style:font-size-asian="11pt" style:font-weight-asian="normal" style:font-size-complex="11pt" style:font-weight-complex="normal"/>
    </style:style>
    <style:style style:name="P9" style:family="paragraph" style:parent-style-name="Standard"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style:font-name="Nimbus Roman" fo:font-size="11pt" fo:font-weight="normal" officeooo:rsid="000d29cb" officeooo:paragraph-rsid="000d29cb" style:font-size-asian="11pt" style:font-weight-asian="normal" style:font-size-complex="11pt" style:font-weight-complex="normal"/>
    </style:style>
    <style:style style:name="P10" style:family="paragraph" style:parent-style-name="Standard" style:master-page-name="">
      <loext:graphic-properties draw:fill="none"/>
      <style:paragraph-properties fo:margin-left="0cm" fo:margin-right="0cm" fo:text-indent="1.101cm" style:auto-text-indent="false" style:page-number="auto" fo:background-color="transparent"/>
      <style:text-properties style:font-name="Nimbus Roman" fo:font-size="11pt" fo:font-style="italic" officeooo:paragraph-rsid="000ea86a" style:font-size-asian="11pt" style:font-size-complex="11pt"/>
    </style:style>
    <style:style style:name="P11" style:family="paragraph" style:parent-style-name="Standard">
      <loext:graphic-properties draw:fill-gradient-name="gradient" draw:fill-hatch-name="hatch"/>
      <style:paragraph-properties fo:margin-top="0cm" fo:margin-bottom="0cm" style:contextual-spacing="true" fo:line-height="100%" fo:text-align="center" style:justify-single-word="false"/>
      <style:text-properties fo:font-variant="normal" fo:text-transform="none" fo:color="#000000" loext:opacity="100%" style:font-name="Nimbus Roman" fo:font-size="11pt" fo:letter-spacing="normal" fo:font-style="normal" fo:font-weight="normal" officeooo:rsid="0009a093" officeooo:paragraph-rsid="0009a093" style:font-size-asian="11pt" style:font-weight-asian="bold" style:font-size-complex="11pt" style:font-weight-complex="bold"/>
    </style:style>
    <style:style style:name="P12" style:family="paragraph" style:parent-style-name="Text_20_body">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fo:background-color="transparent"/>
      <style:text-properties fo:color="#000000" loext:opacity="100%" style:font-name="Nimbus Roman" fo:font-size="11pt" fo:font-weight="normal" officeooo:rsid="000d29cb" officeooo:paragraph-rsid="000d29cb" style:font-size-asian="11pt" style:font-weight-asian="normal" style:font-size-complex="11pt"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661cm" style:auto-text-indent="false"/>
      <style:text-properties fo:font-variant="normal" fo:text-transform="none" fo:color="#000000" loext:opacity="100%" style:font-name="Verdana" fo:font-size="9pt" fo:letter-spacing="normal" fo:font-style="normal" fo:font-weight="normal"/>
    </style:style>
    <style:style style:name="P14" style:family="paragraph" style:parent-style-name="Text_20_body">
      <style:paragraph-properties fo:margin-left="0cm" fo:margin-right="0cm" fo:margin-top="0.132cm" fo:margin-bottom="0cm" style:contextual-spacing="false" fo:text-align="end" style:justify-single-word="false" fo:orphans="2" fo:widows="2" fo:text-indent="0.661cm" style:auto-text-indent="false"/>
      <style:text-properties fo:font-variant="normal" fo:text-transform="none" fo:color="#000000" loext:opacity="100%" style:font-name="Verdana" fo:font-size="9pt" fo:letter-spacing="normal" fo:font-style="normal" fo:font-weight="normal"/>
    </style:style>
    <style:style style:name="P15"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Verdana" fo:font-size="9pt" fo:letter-spacing="normal" fo:font-style="normal" fo:font-weight="normal" officeooo:rsid="000ea86a" officeooo:paragraph-rsid="000ea86a"/>
    </style:style>
    <style:style style:name="P16"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Verdana" fo:font-size="9pt" fo:letter-spacing="normal" fo:font-style="italic" fo:font-weight="normal" officeooo:rsid="000ea86a" officeooo:paragraph-rsid="000ea86a"/>
    </style:style>
    <style:style style:name="P17"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Verdana" fo:font-size="12pt" fo:letter-spacing="normal" fo:font-style="normal" fo:font-weight="normal" officeooo:paragraph-rsid="000ea86a" style:font-size-asian="12pt" style:font-size-complex="12pt"/>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fo:letter-spacing="normal"/>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Nimbus Roman" fo:font-size="10pt" fo:letter-spacing="normal" style:font-size-asian="10pt" style:font-size-complex="10pt"/>
    </style:style>
    <style:style style:name="P2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0pt" fo:letter-spacing="normal" fo:font-style="normal" fo:font-weight="normal" style:font-size-asian="10pt" style:font-size-complex="10pt"/>
    </style:style>
    <style:style style:name="P21" style:family="paragraph" style:parent-style-name="Text_20_body">
      <loext:graphic-properties draw:fill-gradient-name="gradient" draw:fill-hatch-name="hatch"/>
      <style:paragraph-properties fo:margin-left="0cm" fo:margin-right="0cm" fo:margin-top="0.132cm" fo:margin-bottom="0cm" style:contextual-spacing="false" fo:line-height="100%" fo:text-align="end" style:justify-single-word="false" fo:orphans="2" fo:widows="2" fo:text-indent="0.661cm" style:auto-text-indent="false"/>
      <style:text-properties fo:font-variant="normal" fo:text-transform="none" fo:color="#000000" loext:opacity="100%" style:font-name="Nimbus Roman" fo:font-size="10pt" fo:letter-spacing="normal" fo:font-style="normal" fo:font-weight="normal" style:font-size-asian="10pt" style:font-size-complex="10pt"/>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0pt" fo:letter-spacing="normal" fo:font-style="normal" fo:font-weight="bold" style:font-size-asian="10pt" style:font-weight-asian="bold" style:font-size-complex="10pt" style:font-weight-complex="bold"/>
    </style:style>
    <style:style style:name="P2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0pt" fo:letter-spacing="normal" fo:font-style="normal" fo:font-weight="bold" officeooo:paragraph-rsid="000f4bdb" style:font-size-asian="10pt" style:font-weight-asian="bold" style:font-size-complex="10pt" style:font-weight-complex="bold"/>
    </style:style>
    <style:style style:name="P2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0pt" fo:letter-spacing="normal"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fo:font-variant="normal" fo:text-transform="none" fo:color="#000000" loext:opacity="100%" style:font-name="Nimbus Roman" fo:font-size="11pt" fo:letter-spacing="normal" officeooo:paragraph-rsid="0009a093" style:font-size-asian="11pt" style:font-size-complex="11pt"/>
    </style:style>
    <style:style style:name="P26"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101cm" style:auto-text-indent="false" style:page-number="auto" fo:background-color="transparent"/>
      <style:text-properties fo:font-variant="normal" fo:text-transform="none" fo:color="#000000" loext:opacity="100%" style:font-name="Nimbus Roman" fo:font-size="11pt" fo:letter-spacing="normal" officeooo:paragraph-rsid="0009a093" style:font-size-asian="11pt" style:font-size-complex="11pt"/>
    </style:style>
    <style:style style:name="P27" style:family="paragraph" style:parent-style-name="Text_20_body">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fo:background-color="transparent"/>
      <style:text-properties fo:font-variant="normal" fo:text-transform="none" fo:color="#000000" loext:opacity="100%" style:font-name="Nimbus Roman" fo:font-size="11pt" fo:letter-spacing="normal" officeooo:paragraph-rsid="000b5048" style:font-size-asian="11pt" style:font-size-complex="11pt"/>
    </style:style>
    <style:style style:name="P28"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101cm" style:auto-text-indent="false" style:page-number="auto" fo:background-color="transparent"/>
      <style:text-properties fo:font-variant="normal" fo:text-transform="none" fo:color="#000000" loext:opacity="100%" style:font-name="Nimbus Roman" fo:font-size="11pt" fo:letter-spacing="normal" officeooo:paragraph-rsid="000b5048" style:font-size-asian="11pt" style:font-size-complex="11pt"/>
    </style:style>
    <style:style style:name="P2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Nimbus Roman" fo:font-size="11pt" fo:letter-spacing="normal" style:font-size-asian="11pt" style:font-size-complex="11pt"/>
    </style:style>
    <style:style style:name="P3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style:font-size-asian="11pt" style:font-size-complex="11pt"/>
    </style:style>
    <style:style style:name="P31"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Nimbus Roman" fo:font-size="11pt" fo:letter-spacing="normal" officeooo:paragraph-rsid="000bb33e" style:font-size-asian="11pt" style:font-size-complex="11pt"/>
    </style:style>
    <style:style style:name="P32"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Nimbus Roman" fo:font-size="11pt" fo:letter-spacing="normal" officeooo:paragraph-rsid="000ea86a" style:font-size-asian="11pt" style:font-size-complex="11pt"/>
    </style:style>
    <style:style style:name="P33" style:family="paragraph" style:parent-style-name="Text_20_body">
      <loext:graphic-properties draw:fill-gradient-name="gradient" draw:fill-hatch-name="hatch"/>
      <style:paragraph-properties fo:margin-left="0cm" fo:margin-right="0cm" fo:margin-top="0cm" fo:margin-bottom="0cm" style:contextual-spacing="tru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italic" fo:font-weight="normal" style:font-size-asian="11pt" style:font-style-asian="italic" style:font-size-complex="11pt" style:font-style-complex="italic"/>
    </style:style>
    <style:style style:name="P34" style:family="paragraph" style:parent-style-name="Text_20_body">
      <style:paragraph-properties fo:margin-left="0cm" fo:margin-right="0cm" fo:margin-top="0cm" fo:margin-bottom="0cm" style:contextual-spacing="false" fo:text-align="justify" style:justify-single-word="false" fo:orphans="2" fo:widows="2" fo:text-indent="0.661cm" style:auto-text-indent="false"/>
      <style:text-properties fo:font-variant="normal" fo:text-transform="none" fo:color="#000000" loext:opacity="100%" style:font-name="Nimbus Roman" fo:font-size="11pt" fo:letter-spacing="normal" fo:font-style="italic" fo:font-weight="normal" style:font-size-asian="11pt" style:font-style-asian="italic" style:font-size-complex="11pt" style:font-style-complex="italic"/>
    </style:style>
    <style:style style:name="P35"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fo:font-variant="normal" fo:text-transform="none" fo:color="#000000" loext:opacity="100%" style:font-name="Nimbus Roman" fo:font-size="11pt" fo:letter-spacing="normal" fo:font-style="italic" fo:font-weight="normal" officeooo:rsid="000ea86a" officeooo:paragraph-rsid="000ea86a" style:font-size-asian="11pt" style:font-style-asian="italic" style:font-size-complex="11pt" style:font-style-complex="italic"/>
    </style:style>
    <style:style style:name="P36"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fo:font-variant="normal" fo:text-transform="none" fo:color="#000000" loext:opacity="100%" style:font-name="Nimbus Roman" fo:font-size="11pt" fo:letter-spacing="normal" fo:font-style="italic" fo:font-weight="normal" officeooo:paragraph-rsid="000bb33e" style:font-size-asian="11pt" style:font-style-asian="italic" style:font-weight-asian="normal" style:font-size-complex="11pt" style:font-style-complex="italic" style:font-weight-complex="normal"/>
    </style:style>
    <style:style style:name="P37"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fo:font-variant="normal" fo:text-transform="none" fo:color="#000000" loext:opacity="100%" style:font-name="Nimbus Roman" fo:font-size="11pt" fo:letter-spacing="normal" fo:font-style="italic" fo:font-weight="normal" officeooo:paragraph-rsid="000b5048" style:font-size-asian="11pt" style:font-style-asian="italic" style:font-weight-asian="normal" style:font-size-complex="11pt" style:font-style-complex="italic" style:font-weight-complex="normal"/>
    </style:style>
    <style:style style:name="P38" style:family="paragraph" style:parent-style-name="Text_20_body">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fo:background-color="transparent"/>
      <style:text-properties fo:font-variant="normal" fo:text-transform="none" fo:color="#000000" loext:opacity="100%" style:font-name="Nimbus Roman" fo:font-size="11pt" fo:letter-spacing="normal" fo:font-style="italic" fo:font-weight="normal" officeooo:paragraph-rsid="000b5048"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italic" fo:font-weight="normal" officeooo:rsid="000ea86a" officeooo:paragraph-rsid="000ea86a" style:font-size-asian="11pt" style:font-weight-asian="bold" style:font-size-complex="11pt" style:font-weight-complex="bold"/>
    </style:style>
    <style:style style:name="P4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italic" fo:font-weight="normal" officeooo:paragraph-rsid="000ea86a" style:font-size-asian="11pt" style:font-size-complex="11pt"/>
    </style:style>
    <style:style style:name="P41"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Nimbus Roman" fo:font-size="11pt" fo:letter-spacing="normal" fo:font-style="italic" fo:font-weight="normal" officeooo:paragraph-rsid="000ea86a" style:font-size-asian="11pt" style:font-size-complex="11pt"/>
    </style:style>
    <style:style style:name="P42"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Nimbus Roman" fo:font-size="11pt" fo:letter-spacing="normal" fo:font-style="italic" fo:font-weight="bold" officeooo:paragraph-rsid="000ea86a" style:font-size-asian="11pt" style:font-style-asian="italic" style:font-weight-asian="bold" style:font-size-complex="11pt" style:font-style-complex="italic" style:font-weight-complex="bold"/>
    </style:style>
    <style:style style:name="P43" style:family="paragraph" style:parent-style-name="Text_20_body">
      <loext:graphic-properties draw:fill-gradient-name="gradient" draw:fill-hatch-name="hatch"/>
      <style:paragraph-properties fo:margin-left="0cm" fo:margin-right="0cm" fo:margin-top="0cm" fo:margin-bottom="0cm" style:contextual-spacing="tru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normal" fo:font-weight="normal" style:font-size-asian="11pt" style:font-size-complex="11pt"/>
    </style:style>
    <style:style style:name="P4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normal" fo:font-weight="normal" style:font-size-asian="11pt" style:font-size-complex="11pt"/>
    </style:style>
    <style:style style:name="P45" style:family="paragraph" style:parent-style-name="Text_20_body">
      <loext:graphic-properties draw:fill-gradient-name="gradient" draw:fill-hatch-name="hatch"/>
      <style:paragraph-properties fo:margin-left="0cm" fo:margin-right="0cm" fo:margin-top="0cm" fo:margin-bottom="0cm" style:contextual-spacing="true" fo:line-height="100%" fo:text-align="justify" style:justify-single-word="false" fo:orphans="2" fo:widows="2" fo:text-indent="0cm" style:auto-text-indent="false"/>
      <style:text-properties fo:font-variant="normal" fo:text-transform="none" fo:color="#000000" loext:opacity="100%" style:font-name="Nimbus Roman" fo:font-size="11pt" fo:letter-spacing="normal" fo:font-style="normal" fo:font-weight="normal" style:font-size-asian="11pt" style:font-size-complex="11pt"/>
    </style:style>
    <style:style style:name="P46"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Nimbus Roman" fo:font-size="11pt" fo:letter-spacing="normal" fo:font-style="normal" fo:font-weight="normal" officeooo:paragraph-rsid="000ea86a" style:font-size-asian="11pt" style:font-size-complex="11pt"/>
    </style:style>
    <style:style style:name="P47" style:family="paragraph" style:parent-style-name="Text_20_body">
      <loext:graphic-properties draw:fill-gradient-name="gradient" draw:fill-hatch-name="hatch"/>
      <style:paragraph-properties fo:margin-left="0cm" fo:margin-right="0cm" fo:margin-top="0.132cm" fo:margin-bottom="0cm" style:contextual-spacing="false" fo:line-height="100%" fo:text-align="end" style:justify-single-word="false" fo:orphans="2" fo:widows="2" fo:text-indent="0.661cm" style:auto-text-indent="false"/>
      <style:text-properties fo:font-variant="normal" fo:text-transform="none" fo:color="#000000" loext:opacity="100%" style:font-name="Nimbus Roman" fo:font-size="11pt" fo:letter-spacing="normal" fo:font-style="normal" fo:font-weight="normal" style:font-size-asian="11pt" style:font-size-complex="11pt"/>
    </style:style>
    <style:style style:name="P48" style:family="paragraph" style:parent-style-name="Text_20_body">
      <style:paragraph-properties fo:margin-left="0cm" fo:margin-right="0cm" fo:margin-top="0cm" fo:margin-bottom="0cm" style:contextual-spacing="false" fo:text-align="justify" style:justify-single-word="false" fo:orphans="2" fo:widows="2" fo:text-indent="0.661cm" style:auto-text-indent="false"/>
      <style:text-properties fo:font-variant="normal" fo:text-transform="none" fo:color="#000000" loext:opacity="100%" style:font-name="Nimbus Roman" fo:font-size="11pt" fo:letter-spacing="normal" fo:font-style="normal" fo:font-weight="normal" style:font-size-asian="11pt" style:font-size-complex="11pt"/>
    </style:style>
    <style:style style:name="P49" style:family="paragraph" style:parent-style-name="Text_20_body">
      <style:paragraph-properties fo:margin-left="0cm" fo:margin-right="0cm" fo:margin-top="0cm" fo:margin-bottom="0cm" style:contextual-spacing="false" fo:text-align="justify" style:justify-single-word="false" fo:orphans="2" fo:widows="2" fo:text-indent="0.661cm" style:auto-text-indent="false"/>
      <style:text-properties fo:font-variant="normal" fo:text-transform="none" fo:color="#000000" loext:opacity="100%" style:font-name="Nimbus Roman" fo:font-size="11pt" fo:letter-spacing="normal" fo:font-style="normal" fo:font-weight="normal" officeooo:rsid="000f4bdb" officeooo:paragraph-rsid="000f4bdb" style:font-size-asian="11pt" style:font-size-complex="11pt"/>
    </style:style>
    <style:style style:name="P5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normal" fo:font-weight="normal" officeooo:rsid="000ea86a" officeooo:paragraph-rsid="000ea86a" style:font-size-asian="11pt" style:font-weight-asian="bold" style:font-size-complex="11pt" style:font-weight-complex="bold"/>
    </style:style>
    <style:style style:name="P51" style:family="paragraph" style:parent-style-name="Text_20_body">
      <loext:graphic-properties draw:fill-gradient-name="gradient" draw:fill-hatch-name="hatch"/>
      <style:paragraph-properties fo:margin-left="0cm" fo:margin-right="0cm" fo:margin-top="0cm" fo:margin-bottom="0cm" style:contextual-spacing="tru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normal" fo:font-weight="normal" style:font-size-asian="11pt" style:font-style-asian="normal" style:font-size-complex="11pt" style:font-style-complex="normal"/>
    </style:style>
    <style:style style:name="P52"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orphans="2" fo:widows="2" fo:text-indent="0.661cm" style:auto-text-indent="false"/>
      <style:text-properties fo:font-variant="normal" fo:text-transform="none" fo:color="#000000" loext:opacity="100%" style:font-name="Nimbus Roman" fo:font-size="11pt" fo:letter-spacing="normal" fo:font-style="normal" fo:font-weight="bold" officeooo:rsid="000ea86a" officeooo:paragraph-rsid="000ea86a" style:font-size-asian="11pt" style:font-weight-asian="bold" style:font-size-complex="11pt" style:font-weight-complex="bold"/>
    </style:style>
    <style:style style:name="P5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style="normal" fo:font-weight="bold" officeooo:rsid="000ea86a" officeooo:paragraph-rsid="000ea86a" style:font-size-asian="11pt" style:font-weight-asian="bold" style:font-size-complex="11pt" style:font-weight-complex="bold"/>
    </style:style>
    <style:style style:name="P54" style:family="paragraph" style:parent-style-name="Text_20_body">
      <loext:graphic-properties draw:fill-gradient-name="gradient" draw:fill-hatch-name="hatch"/>
      <style:paragraph-properties fo:margin-top="0cm" fo:margin-bottom="0cm" style:contextual-spacing="true" fo:line-height="100%" fo:text-align="center" style:justify-single-word="false"/>
      <style:text-properties fo:font-variant="normal" fo:text-transform="none" fo:color="#000000" loext:opacity="100%" style:font-name="Nimbus Roman" fo:font-size="11pt" fo:letter-spacing="normal" fo:font-style="normal" fo:font-weight="bold" officeooo:rsid="000f4bdb" officeooo:paragraph-rsid="000f4bdb" style:font-size-asian="11pt" style:font-weight-asian="bold" style:font-size-complex="11pt" style:font-weight-complex="bold"/>
    </style:style>
    <style:style style:name="P55"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000000" loext:opacity="100%" style:font-name="Nimbus Roman" fo:font-size="11pt" fo:letter-spacing="normal" fo:font-style="normal" fo:font-weight="bold" officeooo:rsid="000f4bdb" officeooo:paragraph-rsid="000ea86a" style:font-size-asian="11pt" style:font-weight-asian="bold" style:font-size-complex="11pt" style:font-weight-complex="bold"/>
    </style:style>
    <style:style style:name="P5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weight="bold" officeooo:paragraph-rsid="000ea86a" style:font-size-asian="11pt" style:font-weight-asian="bold" style:font-size-complex="11pt" style:font-weight-complex="bold"/>
    </style:style>
    <style:style style:name="P5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661cm" style:auto-text-indent="false"/>
      <style:text-properties fo:font-variant="normal" fo:text-transform="none" fo:color="#000000" loext:opacity="100%" style:font-name="Nimbus Roman" fo:font-size="11pt" fo:letter-spacing="normal" fo:font-weight="bold" style:font-size-asian="11pt" style:font-weight-asian="bold" style:font-size-complex="11pt" style:font-weight-complex="bold"/>
    </style:style>
    <style:style style:name="P58"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variant="normal" fo:text-transform="none" fo:color="#4a4a4a" loext:opacity="100%" style:font-name="Nimbus Roman" fo:font-size="11pt" fo:letter-spacing="normal" fo:font-style="normal" fo:font-weight="normal" officeooo:paragraph-rsid="000b5048" style:font-size-asian="11pt" style:font-size-complex="11pt"/>
    </style:style>
    <style:style style:name="P59"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fo:font-variant="normal" fo:text-transform="none" fo:color="#111111" loext:opacity="100%" style:font-name="Nimbus Roman" fo:font-size="11pt" fo:letter-spacing="normal" fo:font-style="italic" fo:font-weight="normal" officeooo:paragraph-rsid="000b5048" style:font-size-asian="11pt" style:font-style-asian="italic" style:font-weight-asian="normal" style:font-size-complex="11pt" style:font-style-complex="italic" style:font-weight-complex="normal"/>
    </style:style>
    <style:style style:name="P60" style:family="paragraph" style:parent-style-name="Text_20_body">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101cm" style:auto-text-indent="false" fo:background-color="transparent"/>
      <style:text-properties style:font-name="Nimbus Roman" fo:font-size="11pt" fo:font-style="italic" fo:font-weight="normal" officeooo:paragraph-rsid="000bb33e" style:font-size-asian="11pt" style:font-style-asian="italic" style:font-weight-asian="normal" style:font-size-complex="11pt" style:font-style-complex="italic" style:font-weight-complex="normal"/>
    </style:style>
    <style:style style:name="P61"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101cm" style:auto-text-indent="false" style:page-number="auto" fo:background-color="transparent"/>
      <style:text-properties style:font-name="Nimbus Roman" fo:font-size="11pt" fo:font-style="italic" fo:font-weight="normal" officeooo:paragraph-rsid="000bb33e" style:font-size-asian="11pt" style:font-style-asian="italic" style:font-weight-asian="normal" style:font-size-complex="11pt" style:font-style-complex="italic" style:font-weight-complex="normal"/>
    </style:style>
    <style:style style:name="P62"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style:font-name="Nimbus Roman" fo:font-size="11pt" fo:font-style="italic" officeooo:paragraph-rsid="000ea86a" style:font-size-asian="11pt" style:font-style-asian="italic" style:font-size-complex="11pt" style:font-style-complex="italic"/>
    </style:style>
    <style:style style:name="P63" style:family="paragraph" style:parent-style-name="Text_20_body">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101cm" style:auto-text-indent="false" fo:background-color="transparent"/>
      <style:text-properties style:font-name="Nimbus Roman" fo:font-size="11pt" fo:font-style="normal" officeooo:paragraph-rsid="000bb33e" style:font-size-asian="11pt" style:font-style-asian="normal" style:font-size-complex="11pt" style:font-style-complex="normal"/>
    </style:style>
    <style:style style:name="P64" style:family="paragraph" style:parent-style-name="Text_20_body">
      <loext:graphic-properties draw:fill-gradient-name="gradient" draw:fill-hatch-name="hatch"/>
      <style:paragraph-properties fo:margin-left="0cm" fo:margin-right="0cm" fo:margin-top="0cm" fo:margin-bottom="0cm" style:contextual-spacing="true" fo:line-height="100%" fo:text-align="justify" style:justify-single-word="false" fo:orphans="2" fo:widows="2" fo:text-indent="0.661cm" style:auto-text-indent="false"/>
      <style:text-properties style:font-name="Nimbus Roman" fo:font-size="11pt" fo:font-weight="normal" style:font-size-asian="11pt" style:font-size-complex="11pt"/>
    </style:style>
    <style:style style:name="P65" style:family="paragraph" style:parent-style-name="Text_20_body">
      <loext:graphic-properties draw:fill-gradient-name="gradient" draw:fill-hatch-name="hatch"/>
      <style:paragraph-properties fo:margin-left="0cm" fo:margin-right="0cm" fo:margin-top="0cm" fo:margin-bottom="0cm" style:contextual-spacing="true" fo:line-height="100%" fo:text-align="justify" style:justify-single-word="false" fo:orphans="2" fo:widows="2" fo:text-indent="0.661cm" style:auto-text-indent="false"/>
      <style:text-properties style:font-name="Nimbus Roman" fo:font-size="11pt" fo:font-weight="bold" officeooo:rsid="0009a093" style:font-size-asian="11pt" style:font-weight-asian="bold" style:font-size-complex="11pt" style:font-weight-complex="bold"/>
    </style:style>
    <style:style style:name="P66"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fo:font-weight="bold" officeooo:rsid="000d29cb" officeooo:paragraph-rsid="000d29cb" style:font-size-asian="11pt" style:font-weight-asian="bold" style:font-size-complex="11pt" style:font-weight-complex="bold"/>
    </style:style>
    <style:style style:name="P67"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fo:font-weight="bold" officeooo:rsid="000ea86a" officeooo:paragraph-rsid="000ea86a" style:font-size-asian="11pt" style:font-weight-asian="bold" style:font-size-complex="11pt" style:font-weight-complex="bold"/>
    </style:style>
    <style:style style:name="P68"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officeooo:paragraph-rsid="000b5048" style:font-size-asian="11pt" style:font-size-complex="11pt"/>
    </style:style>
    <style:style style:name="P69" style:family="paragraph" style:parent-style-name="Text_20_body">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fo:background-color="transparent"/>
      <style:text-properties style:font-name="Nimbus Roman" fo:font-size="11pt" officeooo:paragraph-rsid="000d29cb" style:font-size-asian="11pt" style:font-size-complex="11pt"/>
    </style:style>
    <style:style style:name="P70" style:family="paragraph" style:parent-style-name="Text_20_body">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fo:background-color="transparent"/>
      <style:text-properties style:font-name="Nimbus Roman" fo:font-size="11pt" officeooo:rsid="000d29cb" officeooo:paragraph-rsid="000d29cb" style:font-size-asian="11pt" style:font-size-complex="11pt"/>
    </style:style>
    <style:style style:name="P71"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00%" fo:text-align="justify" style:justify-single-word="false" fo:text-indent="1cm" style:auto-text-indent="false" style:page-number="auto" fo:background-color="transparent"/>
      <style:text-properties style:font-name="Nimbus Roman" fo:font-size="11pt" officeooo:rsid="000d29cb" officeooo:paragraph-rsid="000d29cb" style:font-size-asian="11pt" style:font-size-complex="11pt"/>
    </style:style>
    <style:style style:name="P72"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style:font-name="Nimbus Roman" fo:font-size="11pt" officeooo:rsid="000ea86a" officeooo:paragraph-rsid="000ea86a" style:font-size-asian="11pt" style:font-size-complex="11pt"/>
    </style:style>
    <style:style style:name="P73" style:family="paragraph" style:parent-style-name="Text_20_body">
      <loext:graphic-properties draw:fill-gradient-name="gradient" draw:fill-hatch-name="hatch"/>
      <style:paragraph-properties fo:margin-left="0cm" fo:margin-right="0cm" fo:margin-top="0cm" fo:margin-bottom="0cm" style:contextual-spacing="true" fo:line-height="100%" fo:orphans="2" fo:widows="2" fo:text-indent="0cm" style:auto-text-indent="false"/>
      <style:text-properties fo:color="#111111" loext:opacity="100%" style:font-name="Nimbus Roman" fo:font-size="11pt" fo:letter-spacing="normal" fo:font-style="normal" fo:font-weight="normal" style:font-size-asian="11pt" style:font-style-asian="normal" style:font-size-complex="11pt" style:font-style-complex="normal"/>
    </style:style>
    <style:style style:name="P74"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officeooo:rsid="000ea86a" officeooo:paragraph-rsid="000ea86a"/>
    </style:style>
    <style:style style:name="P75"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size="11pt" officeooo:paragraph-rsid="000b5048" style:font-size-asian="11pt" style:font-size-complex="11pt"/>
    </style:style>
    <style:style style:name="P76" style:family="paragraph" style:parent-style-name="Text_20_body">
      <loext:graphic-properties draw:fill-gradient-name="gradient" draw:fill-hatch-name="hatch"/>
      <style:paragraph-properties fo:margin-top="0cm" fo:margin-bottom="0cm" style:contextual-spacing="true" fo:line-height="100%" fo:text-align="justify" style:justify-single-word="false"/>
      <style:text-properties fo:font-size="12pt" officeooo:rsid="000ea86a" officeooo:paragraph-rsid="000ea86a" style:font-size-asian="12pt" style:font-size-complex="12pt"/>
    </style:style>
    <style:style style:name="T1" style:family="text">
      <style:text-properties style:font-name="Verdana" fo:font-size="9pt" fo:font-style="normal" fo:font-weight="normal"/>
    </style:style>
    <style:style style:name="T2" style:family="text">
      <style:text-properties style:font-name="Verdana" fo:font-size="9pt" fo:font-style="italic"/>
    </style:style>
    <style:style style:name="T3" style:family="text">
      <style:text-properties style:font-name="Verdana" fo:font-style="italic"/>
    </style:style>
    <style:style style:name="T4" style:family="text">
      <style:text-properties fo:font-variant="normal" fo:text-transform="none" fo:color="#000000" loext:opacity="100%" fo:letter-spacing="normal" fo:font-style="normal"/>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fo:color="#000000" loext:opacity="100%" fo:letter-spacing="normal" fo:font-style="normal" fo:font-weight="normal" style:font-name-asian="Verdana" style:font-style-asian="normal" style:font-weight-asian="normal" style:font-name-complex="Verdana" style:font-style-complex="normal" style:font-weight-complex="normal"/>
    </style:style>
    <style:style style:name="T7" style:family="text">
      <style:text-properties fo:font-variant="normal" fo:text-transform="none" fo:color="#000000" loext:opacity="100%" fo:letter-spacing="normal" fo:font-style="normal" fo:font-weight="bold" officeooo:rsid="000ea86a" style:font-weight-asian="bold" style:font-weight-complex="bold"/>
    </style:style>
    <style:style style:name="T8" style:family="text">
      <style:text-properties fo:font-variant="normal" fo:text-transform="none" fo:color="#000000" loext:opacity="100%" fo:letter-spacing="normal" fo:font-style="normal" officeooo:rsid="000ea86a"/>
    </style:style>
    <style:style style:name="T9" style:family="text">
      <style:text-properties fo:font-variant="normal" fo:text-transform="none" fo:color="#000000" loext:opacity="100%" fo:letter-spacing="normal" fo:font-weight="normal"/>
    </style:style>
    <style:style style:name="T10" style:family="text">
      <style:text-properties fo:font-variant="normal" fo:text-transform="none" fo:color="#000000" loext:opacity="100%" fo:letter-spacing="normal" fo:font-weight="normal" officeooo:rsid="000bb33e"/>
    </style:style>
    <style:style style:name="T11" style:family="text">
      <style:text-properties fo:font-variant="normal" fo:text-transform="none" fo:color="#000000" loext:opacity="100%" fo:letter-spacing="normal" fo:font-weight="normal" officeooo:rsid="000bb33e" style:font-weight-asian="bold" style:font-weight-complex="bold"/>
    </style:style>
    <style:style style:name="T12" style:family="text">
      <style:text-properties fo:font-variant="normal" fo:text-transform="none" fo:color="#000000" loext:opacity="100%" fo:letter-spacing="normal" fo:font-weight="normal" officeooo:rsid="000ea86a"/>
    </style:style>
    <style:style style:name="T13" style:family="text">
      <style:text-properties fo:font-variant="normal" fo:text-transform="none" fo:color="#000000" loext:opacity="100%" fo:letter-spacing="normal" fo:font-weight="normal" officeooo:rsid="000ea86a" style:font-style-asian="italic" style:font-weight-asian="bold" style:font-style-complex="italic" style:font-weight-complex="bold"/>
    </style:style>
    <style:style style:name="T14" style:family="text">
      <style:text-properties fo:font-variant="normal" fo:text-transform="none" fo:color="#000000" loext:opacity="100%" fo:letter-spacing="normal" officeooo:rsid="000d29cb"/>
    </style:style>
    <style:style style:name="T15" style:family="text">
      <style:text-properties fo:font-variant="normal" fo:text-transform="none" fo:color="#000000" loext:opacity="100%" fo:letter-spacing="normal" officeooo:rsid="000bb33e"/>
    </style:style>
    <style:style style:name="T16" style:family="text">
      <style:text-properties fo:color="#000000" loext:opacity="100%" officeooo:rsid="000d29cb"/>
    </style:style>
    <style:style style:name="T17" style:family="text">
      <style:text-properties fo:color="#000000" loext:opacity="100%" fo:font-weight="bold" officeooo:rsid="000d29cb"/>
    </style:style>
    <style:style style:name="T18" style:family="text">
      <style:text-properties fo:font-size="9pt" fo:font-style="normal" fo:font-weight="normal"/>
    </style:style>
    <style:style style:name="T19" style:family="text">
      <style:text-properties fo:font-style="normal"/>
    </style:style>
    <style:style style:name="T20" style:family="text">
      <style:text-properties fo:font-style="normal" fo:font-weight="normal"/>
    </style:style>
    <style:style style:name="T21" style:family="text">
      <style:text-properties fo:font-style="normal" fo:font-weight="normal" officeooo:rsid="0009a093"/>
    </style:style>
    <style:style style:name="T22" style:family="text">
      <style:text-properties fo:font-style="normal" fo:font-weight="normal" officeooo:rsid="000b5048" style:font-weight-asian="bold" style:font-weight-complex="bold"/>
    </style:style>
    <style:style style:name="T23" style:family="text">
      <style:text-properties fo:font-style="normal" fo:font-weight="normal" officeooo:rsid="0009a093" style:font-weight-asian="bold" style:font-weight-complex="bold"/>
    </style:style>
    <style:style style:name="T24" style:family="text">
      <style:text-properties fo:font-style="normal" fo:font-weight="normal" officeooo:rsid="000d29cb" style:font-weight-asian="bold" style:font-weight-complex="bold"/>
    </style:style>
    <style:style style:name="T25" style:family="text">
      <style:text-properties fo:font-style="normal" fo:font-weight="normal" officeooo:rsid="0010fb45" style:font-weight-asian="bold" style:font-weight-complex="bold"/>
    </style:style>
    <style:style style:name="T26" style:family="text">
      <style:text-properties fo:font-style="normal" fo:font-weight="normal" officeooo:rsid="000ea86a" style:font-weight-asian="bold" style:font-weight-complex="bold"/>
    </style:style>
    <style:style style:name="T27" style:family="text">
      <style:text-properties fo:font-style="normal" fo:font-weight="normal" officeooo:rsid="000d29cb"/>
    </style:style>
    <style:style style:name="T28" style:family="text">
      <style:text-properties fo:font-style="normal" fo:font-weight="normal" officeooo:rsid="000f4bdb"/>
    </style:style>
    <style:style style:name="T29" style:family="text">
      <style:text-properties fo:font-style="normal" fo:font-weight="normal" officeooo:rsid="0010fb45"/>
    </style:style>
    <style:style style:name="T30" style:family="text">
      <style:text-properties fo:font-style="normal" fo:font-weight="bold"/>
    </style:style>
    <style:style style:name="T31" style:family="text">
      <style:text-properties fo:font-style="normal" fo:font-weight="bold" officeooo:rsid="000bb33e" style:font-weight-asian="bold" style:font-weight-complex="bold"/>
    </style:style>
    <style:style style:name="T32" style:family="text">
      <style:text-properties fo:font-style="normal" officeooo:rsid="0010fb45"/>
    </style:style>
    <style:style style:name="T33" style:family="text">
      <style:text-properties fo:font-style="normal" officeooo:rsid="000f4bdb"/>
    </style:style>
    <style:style style:name="T34" style:family="text">
      <style:text-properties fo:font-style="normal" officeooo:rsid="000ea86a"/>
    </style:style>
    <style:style style:name="T35" style:family="text">
      <style:text-properties fo:font-weight="bold"/>
    </style:style>
    <style:style style:name="T36" style:family="text">
      <style:text-properties fo:font-weight="bold" officeooo:rsid="000bb33e" style:font-weight-asian="bold" style:font-weight-complex="bold"/>
    </style:style>
    <style:style style:name="T37" style:family="text">
      <style:text-properties fo:font-weight="bold" officeooo:rsid="0010fb45" style:font-weight-asian="bold" style:font-weight-complex="bold"/>
    </style:style>
    <style:style style:name="T38" style:family="text">
      <style:text-properties fo:font-weight="bold" officeooo:rsid="000ea86a" style:font-weight-asian="bold" style:font-weight-complex="bold"/>
    </style:style>
    <style:style style:name="T39" style:family="text">
      <style:text-properties officeooo:rsid="000b5048"/>
    </style:style>
    <style:style style:name="T40" style:family="text">
      <style:text-properties fo:font-style="italic"/>
    </style:style>
    <style:style style:name="T41" style:family="text">
      <style:text-properties officeooo:rsid="0010fb45" style:font-weight-asian="bold" style:font-weight-complex="bold"/>
    </style:style>
    <style:style style:name="T42" style:family="text">
      <style:text-properties officeooo:rsid="000ea86a" style:font-weight-asian="bold" style:font-weight-complex="bold"/>
    </style:style>
    <style:style style:name="T43" style:family="text">
      <style:text-properties officeooo:rsid="000d29cb"/>
    </style:style>
    <style:style style:name="T44" style:family="text">
      <style:text-properties officeooo:rsid="000ea86a"/>
    </style:style>
    <style:style style:name="T45" style:family="text">
      <style:text-properties officeooo:rsid="000f4bdb"/>
    </style:style>
    <style:style style:name="T46" style:family="text">
      <style:text-properties officeooo:rsid="0010fb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амостоятельная работа в формате ОГЭ</text:p>
      <text:p text:style-name="P1">Вариант 1</text:p>
      <text:p text:style-name="P2"/>
      <text:p text:style-name="P2">Задание 1. Синтаксический анализ. Прочитайте текст и выполните задания.</text:p>
      <text:p text:style-name="P25"><text:span text:style-name="T27">А: </text:span><text:span text:style-name="T21">(1)Единственными очагами древнерусской письменной культуры среди океана тьмы и невежества считались монастыри, где переписывали священные тексты и вели летописи на пергаменте  — недублёной коже животных. (2)Кроме того, археологами найдено уже большое количество древнерусских грамот, написанных на берёзовой коре  — бересте. (3)После тщательного изучения этих берестяных писем и записок учёные смогли предположить, что население Новгорода было грамотным по крайней мере начиная с XI века. (4)«В то время как наши предки высекали слова на камнях, славяне уже писали друг другу письма». (5)Это сообщение было опубликовано в одной из шведских газет, когда берестяные грамоты выставлялись в Швеции.</text:span></text:p>
      <text:p text:style-name="P33">Укажите верные варианты ответов. Запишите их номера.</text:p>
      <text:p text:style-name="P43">1)  Вторая часть сложного предложения 1 осложнена обособленным приложением.</text:p>
      <text:p text:style-name="P43">2)  Предложение 2 является односоставным безличным.</text:p>
      <text:p text:style-name="P43">3)  Грамматическая основа в первой части сложного предложения 3  — учёные смогли.</text:p>
      <text:p text:style-name="P43">4)  Предложение 4 сложноподчинённое с придаточным времени.</text:p>
      <text:p text:style-name="P43">5)  Сказуемое в первой части предложения 5 составное глагольное.</text:p>
      <text:p text:style-name="P11"/>
      <text:p text:style-name="P27"><text:span text:style-name="T24">Б: </text:span><text:span text:style-name="T22">(1</text:span><text:span text:style-name="T23">)Проводя научные исследования, Леонардо да Винчи особое внимание уделял механике. (2)Он экспериментально определил коэффициенты трения и пришёл к идее шарикового подшипника. (3)В его эскизах представлены весьма сложные и разнообразные варианты зубчатых передач, которые до сих пор применяются в недорогих устройствах, например в механических будильниках. (4)Кроме того, Леонардо начертил эскизы устройств для преобразования вращательного движения в поступательное и придумал роликовую цепь, которая и сегодня применяется в велосипедах, мотоциклах и множестве других механизмов. (5)Конструирование сложных машин и их элементов привело Леонардо к созданию основ теории передаточных механизмов: пространственных и плоских зубчатых сцеплений, передач с гибкими звеньями и с переменными скоростями вращения.</text:span></text:p>
      <text:p text:style-name="P33">Укажите варианты ответов, в которых дано верное утверждение. Запишите номера ответов.</text:p>
      <text:p text:style-name="P43">1)  Предложение 1 осложнено обособленным обстоятельством.</text:p>
      <text:p text:style-name="P43">2)  Предложение 2 сложносочинённое <text:span text:style-name="T39">и содержит составное именное сказуемое.</text:span></text:p>
      <text:p text:style-name="P43">3)  В предложении 3 одна из грамматических основ  — <text:span text:style-name="T40">которые применяются</text:span>.</text:p>
      <text:p text:style-name="P43">4)  Предложение 4 содержит 2 <text:span text:style-name="T39">сложноподчиненное, главная часть осложнена оюособленным дополнением.</text:span></text:p>
      <text:p text:style-name="P43">5)  Предложение 5 сложное бессоюзное.</text:p>
      <text:p text:style-name="P3"/>
      <text:p text:style-name="P6"><text:span text:style-name="T36">Задание 2. Пунктуационный анализ. </text:span></text:p>
      <text:p text:style-name="P61"><text:span text:style-name="T14">А: </text:span><text:span text:style-name="T15">Укажите цифры, на месте которых в предложении должны стоять запятые.</text:span></text:p>
      <text:p text:style-name="P63"><text:span text:style-name="T10">Л</text:span><text:span text:style-name="T9">абиринты Заяцкого острова (1) настоящая загадка Соловецкого архипелага. Это невысокие сооружения (2) выложенные в виде спирали из мелких булыжников (3) и (4) имеющие один вход (5) и выход. Над загадкой острова учёные бьются с начала XX века (6) однако (7) единого мнения о происхождении этих лабиринтов до сих пор не существует. Тайна (8) завесу которой пока никто не может приподнять (9) манит к себе большое количество туристов.</text:span></text:p>
      <text:p text:style-name="P60"><text:span text:style-name="T14">Б: </text:span><text:span text:style-name="T15">Укажите цифры, на месте которых должно стоять двоеточие.</text:span></text:p>
      <text:p text:style-name="P63"><text:span text:style-name="T9">Мы редко замечаем (1) как прекрасна русская природа. В ней поражает всё (2) и бескрайние озёра (3) и душистые луга. Каждый звук здесь отзывается в сердце (4) летом (5) шелест берёз и многолетних дубов (6) зимой (7) похрустывание снега под ногами. Называя явления природы шедеврами (8) К. Г. Паустовский писал (9) «Разве не шедевр этот клик журавлей и их величавый перелёт по неизменным в течение многих тысячелетий воздушным дорогам?»</text:span></text:p>
      <text:p text:style-name="P60"><text:span text:style-name="T14">В: </text:span><text:span text:style-name="T15">Укажите цифры, на месте которых должно стоять тире.</text:span></text:p>
      <text:p text:style-name="P63"><text:span text:style-name="T11">И</text:span><text:span text:style-name="T9">. К. Айвазовский (1) один из самых известных художников-пейзажистов России. Основная тема его творчества (2) море. Захватывающие (3) поражающие воображение (4) баталии и битвы на морских просторах (5) вот за что (6) так горячо любимы всеми (7) картины И. К. Айвазовского. Высокую оценку творчеству художника давали многие его современники. «В его буре есть упоение, есть та вечная красота, которая поражает зрителя в живой настоящей буре», (8) писал об Иване Константиновиче Ф. М. Достоевский. А художник И. Н. Крамской отмечал (9) «Айвазовский, кто бы и что ни говорил, есть звезда первой величины, во всяком случае; и не только у нас, а в истории искусства вообще».</text:span></text:p>
      <text:p text:style-name="P4"><text:soft-page-break/></text:p>
      <text:p text:style-name="P5">Задание 3. Анализ словосочетаний</text:p>
      <text:p text:style-name="P9"><text:span text:style-name="T4">Замените словосочетание «дорожный набор», построенное на основе согласования, синонимичным словосочетанием со связью управление. Напишите получившееся словосочетание.</text:span></text:p>
      <text:p text:style-name="P8"><text:span text:style-name="T4">Замените словосочетание «сказал </text:span><text:span text:style-name="T8">со смущением</text:span><text:span text:style-name="T4">», построенное на основе </text:span><text:span text:style-name="T8">управления</text:span><text:span text:style-name="T4">, синонимичным словосочетанием со связью </text:span><text:span text:style-name="T8">примыкание</text:span><text:span text:style-name="T4">. Напишите получившееся словосочетание.</text:span></text:p>
      <text:p text:style-name="P12">Замените словосочетание «насмешливо сказала», построенное на основе примыкания, синонимичным словосочетанием со связью управление. Напишите получившееся словосочетание.</text:p>
      <text:p text:style-name="P7"><text:span text:style-name="T5"><text:line-break/></text:span><text:span text:style-name="T7">Задание 4. Орфографический анализ.</text:span></text:p>
      <text:p text:style-name="P10"><text:span text:style-name="T13">А: Укажите варианты ответов, в которых дано верное объяснение написания выделенного слова. Запишите номера этих ответов.</text:span></text:p>
      <text:p text:style-name="P48">1)  ПРИТОРМОЗИТЬ  — написание приставки определяется её значением  — <text:span text:style-name="T40">присоединение</text:span>.</text:p>
      <text:p text:style-name="P48">2)  ЛЬНЯНОЙ  — в суффиксе прилагательного, образованного от существительного с помощью суффикса -ЯН-, пишется одна буква Н.</text:p>
      <text:p text:style-name="P48">3)  В АКВАРИУМЕ  — в форме дательного падежа единственного числа имени существительного 2-го склонения пишется окончание -Е.</text:p>
      <text:p text:style-name="P48">4)  НЕ С КЕМ  — НЕ с притяжательными местоимениями пишется раздельно.</text:p>
      <text:p text:style-name="P48">5)  БЕСШУМНЫЙ  — на конце приставки перед буквой, обозначающей глухой согласный, пишется буква С.</text:p>
      <text:p text:style-name="P48"/>
      <text:p text:style-name="P34"><text:span text:style-name="T44">Б: </text:span>Укажите варианты ответов, в которых дано верное объяснение написания выделенного слова. Запишите номера этих ответов.</text:p>
      <text:p text:style-name="P48">1)  ЗАПИРАТЬ (на замок)  — написание безударной гласной в корне проверяется подбором однокоренного слова, в котором гласный звук находится под ударением.</text:p>
      <text:p text:style-name="P48">2)  ПРЕГРАДА  — написание приставки определяется её значением, близким к значению приставки <text:span text:style-name="T40">пере-.</text:span></text:p>
      <text:p text:style-name="P48">3)  КАМЫШ  — в имени существительном 3-го склонения после шипящих не пишется буква Ь.</text:p>
      <text:p text:style-name="P48">4)  ТАЮЩИЙ (лёд)  — в действительном причастии настоящего времени, образованном от основы глагола I спряжения, пишется суффикс -ЮЩ-.</text:p>
      <text:p text:style-name="P48">5)  ВЫНЕСИТЕ (обязательно)  — в окончании глагола I спряжения в форме 2-го лица множественного числа пишется окончание -ИТЕ.</text:p>
      <text:p text:style-name="P48"/>
      <text:p text:style-name="P52"><text:span text:style-name="T40">Анализ содержания текста.</text:span></text:p>
      <text:p text:style-name="P50">(1)В третью военную осень после уроков Анна Николаевна не отпустила нас по домам, а раздала узкие полоски бумаги, на которых под жирной фиолетовой печатью  — всё честь по чести!  — было написано, что такой-то или такая-то действительно учится во втором классе девятой начальной школы.</text:p>
      <text:p text:style-name="P29">– <text:span text:style-name="T20">(2)Вот! (3)С этой! (4)Справкой!  — разделяя слова, делая между ними паузы и, таким образом, не просто объясняя, а внушая, вдалбливая нам правило, которое требовалось запомнить, Анна Николаевна разъясняла и остальное.  — (5)И письменным! (6)Поручительством! (7)Мамы! (8)Вы! (9)Пойдёте! (10)В детскую! (11)Библиотеку! (12)И запишетесь!</text:span></text:p>
      <text:p text:style-name="P44">(13)Детское ликование не остановить. (14)Да и не нужно его останавливать, потому что это ведь стихия. (15)Поэтому наша мудрая Анна Николаевна только улыбнулась, когда мы заорали на радостях, заколготились в своих партах, как в коробах, отошла в сторону, прислонилась к тёплой печке, прикрыла глаза и сложила руки калачиком.</text:p>
      <text:p text:style-name="P44">(16)Теперь самое время объяснить, отчего уж мы так возрадовались. (17)Дело в том, что все мы давно уже научились читать  — соответственно возрасту, конечно же, запросто разделывались с тонкими, ещё довоенными, клееными-переклеенными книжечками, которые давала в классе Анна Николаевна, но вот в библиотеку нас не пускали, в библиотеку записывали почему-то лишь со второго класса. (18)А кому в детстве не хочется быть постарше? (19)Человек, который посещает библиотеку,  — самостоятельный человек, и библиотека  — заметный признак этой самостоятельности.</text:p>
      <text:p text:style-name="P44">(20)Постепенно мы утихли, угомонились, и Анна Николаевна снова стала объяснять.</text:p>
      <text:p text:style-name="P29"><text:soft-page-break/>– <text:span text:style-name="T20">(21)В письменном! (22)Поручительстве! (23)Мама должна написать! (24)Что в случае! (25)Потери! (26)Книг! (27)Она! (28)Возместит! (29)Утрату! (30)В десятикратном! (31)Размере!</text:span></text:p>
      <text:p text:style-name="P29">– <text:span text:style-name="T20">(32)Теперь вы понимаете свою ответственность?  — спросила она уже обыкновенным, спокойным голосом.</text:span></text:p>
      <text:p text:style-name="P44">(33)Можно было и не спрашивать. (34)Без всякого сомнения, штраф за потерянную книжку в десятикратном размере выглядел чудовищным наказанием. (35)Выходило, что книжки читать будем мы и терять, если доведётся, тоже будем их мы, а вот мамам придётся страдать из-за этого, будто мало им и так достаётся.</text:p>
      <text:p text:style-name="P44">(36)Да, мы росли в строгости военной поры. (37)Но мы жили, как живут люди всегда, только с детства знали: там-то и там-то есть строгая черта, и Анна Николаевна просто предупреждала об этой черте. (38)Внушала нам, второклассникам, важную истину, согласно которой и мал и стар зависимы друг от дружки, и коли ты забудешь об этом, забудешь о том, что книжку надо беречь, и потеряешь по рассеянности или ещё по какой другой, пусть даже уважительной причине, то маме твоей придётся отвечать за тебя, плакать, собирать по рублю деньги в десятикратном размере.</text:p>
      <text:p text:style-name="P30"><text:span text:style-name="T20">(39)Повздыхав, зарубив себе на носу жестокий размер ответственности и ещё одно правило, по которому мама должна прийти сама вместе с тобой, захватив при этом паспорт, мы вылетели на волю, снова ликуя и толкаясь.</text:span></text:p>
      <text:p text:style-name="P47">(По А. А. Лиханову) *</text:p>
      <text:p text:style-name="P47"/>
      <text:p text:style-name="P56"><text:span text:style-name="T32">Задание 5. </text:span><text:span text:style-name="T34">Какие из высказываний соответствуют содержанию текста? Укажите номера ответов.</text:span></text:p>
      <text:p text:style-name="P44">1)  Детское ликование, несмотря на то что это стихия, всегда можно остановить.</text:p>
      <text:p text:style-name="P44">2)  Человек, который посещает библиотеку, – самостоятельный человек, и библиотека – заметный признак этой самостоятельности.</text:p>
      <text:p text:style-name="P44">3)  Без всякого сомнения, штраф за потерянную книжку в десятикратном размере выглядел чудовищным наказанием.</text:p>
      <text:p text:style-name="P44">4)  Рассказчик и его одноклассники знали: там-то и там-то есть строгая черта, и Анна Николаевна просто предупреждала об этой черте.</text:p>
      <text:p text:style-name="P44">5)  Дети не понимали, почему штраф за потерянную книгу – это большая ответственность.</text:p>
      <text:p text:style-name="P39"/>
      <text:p text:style-name="P57"><text:span text:style-name="T32">Задание 6. </text:span><text:span text:style-name="T19">Укажите варианты ответов, в которых средством выразительности речи является фразеологизм.</text:span></text:p>
      <text:p text:style-name="P44">1)  В третью военную осень после уроков Анна Николаевна не отпустила нас по домам, а раздала узкие полоски бумаги, на которых под жирной фиолетовой печатью  — всё честь по чести!  — было написано, что такой-то или такая-то действительно учится во втором классе девятой начальной школы.</text:p>
      <text:p text:style-name="P44">2)  Детское ликование не остановить. Да и не нужно его останавливать, потому что это ведь стихия.</text:p>
      <text:p text:style-name="P44">3)  — Теперь вы понимаете свою ответственность?  — спросила она уже обыкновенным, спокойным голосом.</text:p>
      <text:p text:style-name="P44">4)  Выходило, что книжки читать будем мы и терять, если доведётся, тоже будем их мы, а вот мамам ни много ни мало придётся страдать из-за этого, будто им и так не достаётся.</text:p>
      <text:p text:style-name="P44">5)  Но мы жили, как живут люди всегда, только с детства знали: там-то и там-то есть строгая черта, и Анна Николаевна просто предупреждала об этой черте.</text:p>
      <text:p text:style-name="P39"/>
      <text:p text:style-name="P40"><text:span text:style-name="T37">Задание 7. </text:span><text:span text:style-name="T38">Лексический анализ. </text:span><text:span text:style-name="T19">Замените разговорное слово «угомонились» в предложении 20 стилистически нейтральным </text:span><text:span text:style-name="T30">синонимом</text:span><text:span text:style-name="T19">. Напишите этот синоним.</text:span></text:p>
      <text:p text:style-name="P53"/>
      <text:p text:style-name="P44"/>
      <text:p text:style-name="P49"><text:span text:style-name="T3"/></text:p>
      <text:p text:style-name="P3"/>
      <text:p text:style-name="P1"/>
      <text:p text:style-name="P1"/>
      <text:p text:style-name="P1"/>
      <text:p text:style-name="P1"/>
      <text:p text:style-name="P1"/>
      <text:p text:style-name="P1"/>
      <text:p text:style-name="P1"/>
      <text:p text:style-name="P1"><text:soft-page-break/>Самостоятельная работа в формате ОГЭ</text:p>
      <text:p text:style-name="P1">Вариант 2</text:p>
      <text:p text:style-name="P2"/>
      <text:p text:style-name="P2">Задание 1. Синтаксический анализ. Прочитайте текст и выполните задания.</text:p>
      <text:p text:style-name="P26"><text:span text:style-name="T27">А: </text:span><text:span text:style-name="T20">1)Волны, наблюдаемые в природе, могут переносить огромную энергию и нередко являются причиной разрушений. (2)Так, большой мощностью обладают морские волны: они бывают причиной гибели кораблей в море, размывания берегов, разрушения причалов. (3)Особенно страшные разрушения производят гигантские морские волны  — цунами. (4)Энергию морских волн можно использовать и на благо человека, если создать устройство, позволяющее преобразовывать её в электрическую энергию. (5)Такие устройства позволили бы более экономно использовать невозобновляемые источники энергии: нефть, газ, каменный уголь.</text:span></text:p>
      <text:p text:style-name="P33">Укажите варианты ответов, в которых дано верное утверждение. Запишите номера ответов.</text:p>
      <text:p text:style-name="P43">1)  Предложение 1 осложнено обособленным определением, выраженным причастным оборотом, и однородными сказуемыми.</text:p>
      <text:p text:style-name="P43">2)  Предложение 2 содержит 3 (три) грамматические основы.</text:p>
      <text:p text:style-name="P43">3)  Предложение 3 осложнено обособленным приложением.</text:p>
      <text:p text:style-name="P43">4)  Предложение 4 сложное с союзной сочинительной и подчинительной связью.</text:p>
      <text:p text:style-name="P64"><text:span text:style-name="T4">5)  Предложение 5 простое, осложнённое однородными членами предложения с обобщающим словом.</text:span></text:p>
      <text:p text:style-name="P65"/>
      <text:p text:style-name="P28"><text:span text:style-name="T24">Б: </text:span><text:span text:style-name="T23">(1)Сложное строение волосков «меха» морской мыши, конечно, не было создано природой случайно, однако зоологи пока не могут установить его точное предназначение. (2)До сих пор даже неясно, обладает ли морская мышь цветовым зрением. (3)Если нет, то напрашивается предположение, что радужное свечение её меха либо отпугивает врагов, либо приманивает добычу. (4)Если морская мышь всё же способна воспринимать цвет, то радужные блики скорее всего как-то связаны с продолжением рода. (5)Но для нас гораздо важнее то обстоятельство, что двумерное фотонное строение ворсинок мышиного меха, формировавшееся в процессе эволюции на протяжении миллионов лет, начинает применяться в волоконно-оптических кабелях нового поколения.</text:span></text:p>
      <text:p text:style-name="P33">Укажите варианты ответов, в которых дано верное утверждение. Запишите номера ответов.</text:p>
      <text:p text:style-name="P43">1)  Вторая часть предложения 1 осложнена вводным словом  — <text:span text:style-name="T40">однако</text:span>.</text:p>
      <text:p text:style-name="P43">2)  Предложение 2 сложноподчинённое с придаточным изъяснительным.</text:p>
      <text:p text:style-name="P43">3)  Предложение 3 сложноподчинённое с параллельным (неоднородным) подчинением придаточных.</text:p>
      <text:p text:style-name="P43">4)  В предложении 4 грамматическая основа  — <text:span text:style-name="T40">способна воспринимать цвет.</text:span></text:p>
      <text:p text:style-name="P43">5)  Предложение 5 содержит 3 (три) грамматические основы.</text:p>
      <text:p text:style-name="P68"/>
      <text:p text:style-name="P31"><text:span text:style-name="T31">Задание 2. Пунктуационный анализ. </text:span></text:p>
      <text:p text:style-name="P36"><text:span text:style-name="T43">А: </text:span>Укажите цифры, на месте которых должно стоять тире.</text:p>
      <text:p text:style-name="P43">Художественные изделия из берёсты (1) оригинальный вид народного творчества. Берёста привлекала внимание народных умельцев тем (2) что при обработке она сохраняла все свои свойства. Берёста (3) как материал для бытовых изделий привлекала народных мастеров с давних пор. Кузовки (4) короба для муки и мёда (5) лукошки и пастушечьи рожки (6) канаты</text:p>
      <text:p text:style-name="P45">для рыболовных снастей и солонки (7) всё это делалось из берёсты.</text:p>
      <text:p text:style-name="P43">А в строительстве берёсту использовали (8) в качестве изолятора от сырости. Благодаря водонепроницаемости и антисептическим свойствам берёста (9) предохраняла дерево от гниения.</text:p>
      <text:p text:style-name="P58"/>
      <text:p text:style-name="P59"><text:span text:style-name="T43">Б: У</text:span>кажите цифры, на месте которых в предложении должно стоять двоеточие.</text:p>
      <text:p text:style-name="P73">Чёртово игрище в Волгоградской области (1) это песчаный кратер, находящийся в степи. Поднимешься по склону на вершину кратера (2) дух захватывает от космического пейзажа (3) оранжево-розовый песок переливается на солнце всеми цветами радуги. Уйти отсюда просто невозможно (4) открывшаяся картина завораживает. Песок в кратере многослойный, и каждый слой имеет свой цвет (5) розовый, лимонно-жёлтый, сиреневый, алый, тёмно-вишнёвый... В научных статьях пишут (6) «Чёртово игрище — древний подводный палеовулкан, оставшийся с тех пор, когда здесь было море». Пожалуй, учёные правы (7) при раскопках здесь можно найти морские ракушки.</text:p>
      <text:p text:style-name="P68"/>
      <text:p text:style-name="P37"/>
      <text:p text:style-name="P38"/>
      <text:p text:style-name="P38"><text:soft-page-break/><text:span text:style-name="T43">В: </text:span>Укажите цифры, на месте которых должны стоять запятые.</text:p>
      <text:p text:style-name="P51">Музей льна и берёсты в Костроме (1) один из тех музеев (2) которые можно найти только в таких старых городах. Примечательно (3) что берёста и лён кажутся не слишком родственными материалами (4) но (5) если вспомнить (6) что наши далёкие предки носили в основном льняную одежду (7) а лапти долго были на Руси единственным общедоступным видом лёгкой обуви (8) становится понятно (9) почему лён и берёста соседствуют в одном музее.</text:p>
      <text:p text:style-name="P75"/>
      <text:p text:style-name="P66">Задание 3. Анализ словосочетаний.</text:p>
      <text:p text:style-name="P71"><text:span text:style-name="T5">Замените словосочетание «душевное превосходство», построенное на основе связи согласование, синонимичным словосочетанием со связью управление. Напишите получившееся словосочетание.</text:span></text:p>
      <text:p text:style-name="P69"><text:span text:style-name="T16">Замените словосочетание </text:span><text:span text:style-name="T17">«приняли неохотно»</text:span><text:span text:style-name="T16">, построенное на основе примыкания, синонимичным словосочетанием со связью </text:span><text:span text:style-name="T17">управление</text:span><text:span text:style-name="T16">. Напишите получившееся словосочетание.</text:span></text:p>
      <text:p text:style-name="P70"><text:span text:style-name="T5">Замените словосочетание «колосьев ржи», построенное на основе управления, синонимичным словосочетанием со связью согласование. Напишите получившееся словосочетание.</text:span></text:p>
      <text:p text:style-name="P66"><text:span text:style-name="T4"/></text:p>
      <text:p text:style-name="P67"><text:span text:style-name="T4">Задание 4. Орфографический анализ.</text:span></text:p>
      <text:p text:style-name="P62"><text:span text:style-name="T12">А: Укажите варианты ответов, в которых дано верное объяснение написания выделенного слова. Запишите номера этих ответов.</text:span></text:p>
      <text:p text:style-name="P48">1)  (знания) УСВОЕНЫ  — в суффиксе краткого страдательного причастия прошедшего времени пишется одна буква Н.</text:p>
      <text:p text:style-name="P48">2)  ГОРЯЧО (благодарить)  — в окончании наречий после шипящих под ударением пишется буква О.</text:p>
      <text:p text:style-name="P48">3)  УКРОЩАТЬ (животных)  — в корне слова пишется непроверяемая гласная.</text:p>
      <text:p text:style-name="P48">4)  НЕНАСТНЫЙ  — непроизносимый согласный в корне слова проверяется словом <text:span text:style-name="T40">ненастье, </text:span>в котором он слышится отчётливо.</text:p>
      <text:p text:style-name="P48">5)  БЕЗЫМЯННЫЙ  — после русской приставки, оканчивающейся на согласный, пишется буква Ы.</text:p>
      <text:p text:style-name="P72"/>
      <text:p text:style-name="P35">Б: Укажите варианты ответов, в которых дано верное объяснение написания выделенного слова. Запишите номера этих ответов.</text:p>
      <text:p text:style-name="P48">Укажите варианты ответов, в которых дано верное объяснение написания выделенного слова. Запишите номера этих ответов.</text:p>
      <text:p text:style-name="P48">1)  ИСПЕЧЬ  — на конце неопределённой формы глагола после шипящих пишется буква Ь.</text:p>
      <text:p text:style-name="P48">2)  ЧЬИ-ТО (следы)  — буква Ь обозначает мягкость предыдущего согласного.</text:p>
      <text:p text:style-name="P48">3)  ИЗВЕСТНЫЙ  — непроизносимая согласная в корне слова проверяется словом <text:span text:style-name="T40">известен</text:span>.</text:p>
      <text:p text:style-name="P48">4)  ДОСРОЧНО  — в наречии написание суффикса зависит от ударения.</text:p>
      <text:p text:style-name="P48">5)  ПРЕГРАЖДАТЬ  — написание приставки определяется её значением, близким к слову <text:span text:style-name="T40">очень</text:span>.</text:p>
      <text:p text:style-name="P55"/>
      <text:p text:style-name="P54"/>
      <text:p text:style-name="P54">Анализ <text:span text:style-name="T46">содержания </text:span>текста.</text:p>
      <text:p text:style-name="P46">(1)Я даже не помню, как называлась та книга. (2)Помню только, что на коричневой обложке длинным зигзагом алел вымпел какого-то парусника. (3)Я не особенно любил читать, но с удовольствием давал книги из нашей домашней библиотеки своим одноклассникам. (4)Петька Солодков вытащил её из портфеля и положил на стол. (5)Мы стояли у окна и смотрели на хмурое октябрьское небо, с которого, словно пух, падал редкий снег.</text:p>
      <text:p text:style-name="P29">– <text:span text:style-name="T20">(6)Санёк, спасибо за книгу! (7)Я всю ночь сегодня читал: не мог оторваться!  — восхищённо улыбаясь, произнёс Петька и пожал мне руку.</text:span></text:p>
      <text:p text:style-name="P44">(8)В это время в класс вошёл Колька Бабушкин  — мой сосед по парте. (9)Носатый, долговязый, нескладный... (10)У него не было отца. (11)Его и маленькую сестрёнку воспитывала мать, истеричная, крикливая женщина, которая то и дело приходила в школу, чтобы разобраться с обидчиками её детей. (12)Но такое заступничество, конечно, только усиливало наше презрительно-высокомерное отношение к её жалкому отпрыску.</text:p>
      <text:p text:style-name="P44">(13)Увидев Бабушкина, все сурово умолкли, и, когда он кивком головы, улыбаясь, поздоровался с нами, никто даже не взглянул на него. (14)Он поставил изжёванный дерматиновый портфель на стол и вдруг увидел книгу. (15)Она лежала на его половине парты. (16)Бабушкин замер и благоговейно, словно святыню, взял её в <text:soft-page-break/>руки, пролистал страницы, и странная восторженная улыбка появилась на его лице. (17)Он посмотрел на нас и вдруг сказал:</text:p>
      <text:p text:style-name="P29">– <text:span text:style-name="T20">(18)Спасибо за подарок!</text:span></text:p>
      <text:p text:style-name="P29">– <text:span text:style-name="T20">(19)Положи книгу на место и не трогай чужого!  — выйдя из оцепенения, прорычал я.</text:span></text:p>
      <text:p text:style-name="P44">(20)Колька испуганно дрогнул и выронил книгу. (21)Все засмеялись. (22)А он, готовый от стыда провалиться сквозь землю, густо покраснел, торопливо поднял её и, погладив обложку, отодвинул от себя, словно извиняясь за то, что посмел к ней прикоснуться.</text:p>
      <text:p text:style-name="P29">– <text:span text:style-name="T20">(23)Просто у меня сегодня день рождения, и я подумал, что...</text:span></text:p>
      <text:p text:style-name="P44">(24)Тридцать лет прошло с тех пор, но я до сих пор помню тот случай с книгой, когда я нечаянно разрушил огромный дом человеческой веры, когда я сделал больно другому и не нашёл в себе мужества исправить ошибку. (25)И наша жизнь пошла по другой дороге, где всем больно и одиноко, где нет тех, кто может поднять упавших.</text:p>
      <text:p text:style-name="P30"><text:span text:style-name="T20">(26)А эта книга... (27)Колька, да я отдал бы тебе всю библиотеку! (28)Да мы бы всё тебе отдали... (29)Но только ты сгорел в танке под Кандагаром, когда я учился на втором курсе университета. (30)Боль стала моей неразлучной спутницей, она смотрит на меня глазами долговязого восьмиклассника и терпеливо напоминает: человеческая жизнь коротка, поэтому никогда не жалей того, что можешь дать, никогда не отнимай того, что у тебя просят.</text:span> </text:p>
      <text:p text:style-name="P47">(По В. Дроганову) </text:p>
      <text:p text:style-name="P47"/>
      <text:p text:style-name="P42"><text:span text:style-name="T45">Задание 5. </text:span>Какие из высказываний соответствуют содержанию текста? Укажите номера ответов.</text:p>
      <text:p text:style-name="P44">1)  Герой-рассказчик не особенно любил читать, но с удовольствием давал книги из домашней библиотеки своим одноклассникам.</text:p>
      <text:p text:style-name="P44">2)  Несмотря на то что Бабушкин был носатым, долговязым и нескладным, его в классе уважали и любили.</text:p>
      <text:p text:style-name="P44">3)  Когда герой-рассказчик учился на втором курсе университета, Колька Бабушкин погиб под Кандагаром, сгорев в танке.</text:p>
      <text:p text:style-name="P44">4)  Герой-рассказчик сожалел о своём поступке.</text:p>
      <text:p text:style-name="P44">5)  Колька Бабушкин очень просил подарить ему понравившуюся книгу на день рождения.</text:p>
      <text:p text:style-name="P32"><text:span text:style-name="T29"/></text:p>
      <text:p text:style-name="P42"><text:span text:style-name="T46">Задание 6. </text:span>Укажите варианты ответов, в которых средством выразительности речи является фразеологизм.</text:p>
      <text:p text:style-name="P44">1)  Мы стояли у окна и смотрели на хмурое октябрьское небо, с которого, словно пух, падал редкий снег.</text:p>
      <text:p text:style-name="P44">2)  Его и маленькую сестрёнку воспитывала мать, истеричная, крикливая женщина, которая то и дело приходила в школу, чтобы разобраться с обидчиками её детей.</text:p>
      <text:p text:style-name="P44">3)  Бабушкин замер и благоговейно, словно святыню, взял её в руки, пролистал страницы, и странная восторженная улыбка появилась на его лице.</text:p>
      <text:p text:style-name="P44">4)  А он, готовый от стыда провалиться сквозь землю, густо покраснел, торопливо поднял её и, погладив обложку, отодвинул от себя, словно извиняясь за то, что посмел к ней прикоснуться.</text:p>
      <text:p text:style-name="P44">5)  Колька, да я отдал бы тебе всю библиотеку!</text:p>
      <text:p text:style-name="P41"/>
      <text:p text:style-name="P42"><text:span text:style-name="T46">Задание 7. </text:span>Лексический анализ.</text:p>
      <text:p text:style-name="P44">Замените разговорное слово «долговязый» из предложения 30 стилистически нейтральным <text:span text:style-name="T35">синонимом</text:span>. Напишите этот синоним.</text:p>
      <text:p text:style-name="P17"/>
      <text:p text:style-name="P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BlinkMacSystemFont" svg:font-family="BlinkMacSystemFont, apple-system, 'Segoe UI', Roboto, Oxygen, Ubuntu, Cantarell, 'Fira Sans', 'Droid Sans', 'Helvetica Neue', Helvetica, Arial, sans-serif"/>
    <style:font-face style:name="Gubbi" svg:font-family="Gubb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sans-serif"/>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76cm" fo:margin-right="1.13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05:26:40.467986687</meta:creation-date>
    <dc:date>2023-03-16T06:37:03.092973110</dc:date>
    <meta:editing-duration>PT7M9S</meta:editing-duration>
    <meta:editing-cycles>2</meta:editing-cycles>
    <meta:generator>LibreOffice/7.3.7.2$Linux_X86_64 LibreOffice_project/30$Build-2</meta:generator>
    <meta:document-statistic meta:table-count="0" meta:image-count="0" meta:object-count="0" meta:page-count="6" meta:paragraph-count="136" meta:word-count="2850" meta:character-count="20732" meta:non-whitespace-character-count="17857"/>
  </office:meta>
</office:document-meta>
</file>